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b5e1"/>
    </style:style>
    <style:style style:name="P2" style:family="paragraph" style:parent-style-name="Standard">
      <style:text-properties officeooo:rsid="0008dc8b" officeooo:paragraph-rsid="0008dc8b"/>
    </style:style>
    <style:style style:name="P3" style:family="paragraph" style:parent-style-name="Standard">
      <style:text-properties officeooo:rsid="00096a24" officeooo:paragraph-rsid="00096a24"/>
    </style:style>
    <style:style style:name="T1" style:family="text">
      <style:text-properties officeooo:rsid="0008b5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b5e1" style:font-weight-asian="bold" style:font-weight-complex="bold"/>
    </style:style>
    <style:style style:name="T4" style:family="text">
      <style:text-properties officeooo:rsid="00098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git clone </text:span><text:span text:style-name="T3">+ link do repositório</text:span><text:span text:style-name="T1">:</text:span> <text:span text:style-name="T1">C</text:span>lona um repositório <text:span text:style-name="T1">para uma pasta local.</text:span></text:p>
      <text:p text:style-name="Standard"/>
      <text:p text:style-name="Standard"><text:span text:style-name="T2">cd + nome do repositório</text:span>: <text:span text:style-name="T1">Para entrar no mesmo.</text:span></text:p>
      <text:p text:style-name="Standard"/>
      <text:p text:style-name="Standard"><text:span text:style-name="T2">git status</text:span>: <text:span text:style-name="T1">Meio obvio.</text:span></text:p>
      <text:p text:style-name="Standard"/>
      <text:p text:style-name="P2"><text:span text:style-name="T2">git add -A</text:span>: Adiciona todos os arquivos ao controle de versão <text:span text:style-name="T4">local</text:span>.</text:p>
      <text:p text:style-name="P2"/>
      <text:p text:style-name="P2"><text:span text:style-name="T2">git commit -m</text:span>: Faz <text:span text:style-name="T4">um novo commit</text:span> <text:span text:style-name="T4">local </text:span>(o -m e para fazer comentários no envio, fica dento de “”).</text:p>
      <text:p text:style-name="P2"/>
      <text:p text:style-name="P3"><text:span text:style-name="T2">git push origin main</text:span>: <text:span text:style-name="T4">envia o commi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5:17:38.768000000</meta:creation-date>
    <dc:date>2023-10-11T15:31:25.429000000</dc:date>
    <meta:editing-duration>PT13M45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6" meta:word-count="65" meta:character-count="348" meta:non-whitespace-character-count="289"/>
  </office:meta>
</office:document-meta>
</file>